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3c725" officeooo:paragraph-rsid="00195870"/>
    </style:style>
    <style:style style:name="P2" style:family="paragraph" style:parent-style-name="Text_20_body">
      <style:paragraph-properties fo:text-align="start" style:justify-single-word="false"/>
      <style:text-properties officeooo:rsid="001d4c65" officeooo:paragraph-rsid="001d4c65"/>
    </style:style>
    <style:style style:name="P3" style:family="paragraph" style:parent-style-name="Text_20_body">
      <style:paragraph-properties fo:text-align="justify" style:justify-single-word="false"/>
      <style:text-properties officeooo:rsid="001d4c65" officeooo:paragraph-rsid="0020be9c"/>
    </style:style>
    <style:style style:name="P4" style:family="paragraph" style:parent-style-name="Text_20_body">
      <style:text-properties officeooo:rsid="001fb93f" officeooo:paragraph-rsid="001fb93f"/>
    </style:style>
    <style:style style:name="P5" style:family="paragraph" style:parent-style-name="Heading_20_2">
      <style:paragraph-properties fo:text-align="center" style:justify-single-word="false"/>
      <style:text-properties officeooo:rsid="0013c725" officeooo:paragraph-rsid="0013c725"/>
    </style:style>
    <style:style style:name="P6" style:family="paragraph" style:parent-style-name="Heading_20_2">
      <style:paragraph-properties fo:text-align="center" style:justify-single-word="false"/>
      <style:text-properties officeooo:rsid="00195870" officeooo:paragraph-rsid="00195870"/>
    </style:style>
    <style:style style:name="P7" style:family="paragraph" style:parent-style-name="Heading_20_2">
      <style:paragraph-properties fo:text-align="center" style:justify-single-word="false"/>
      <style:text-properties officeooo:rsid="001d4c65" officeooo:paragraph-rsid="001d4c65"/>
    </style:style>
    <style:style style:name="P8" style:family="paragraph" style:parent-style-name="Bibliography_20_1">
      <style:paragraph-properties>
        <style:tab-stops/>
      </style:paragraph-properties>
    </style:style>
    <style:style style:name="P9" style:family="paragraph" style:parent-style-name="Heading_20_1">
      <style:text-properties officeooo:rsid="0013c725" officeooo:paragraph-rsid="0013c725"/>
    </style:style>
    <style:style style:name="P10" style:family="paragraph" style:parent-style-name="Heading_20_1">
      <style:text-properties officeooo:rsid="001fb93f" officeooo:paragraph-rsid="001fb93f"/>
    </style:style>
    <style:style style:name="T1" style:family="text">
      <style:text-properties officeooo:rsid="00144cb4"/>
    </style:style>
    <style:style style:name="T2" style:family="text">
      <style:text-properties officeooo:rsid="001d629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Literature Review</text:h>
      <text:h text:style-name="P5" text:outline-level="2">Introduction</text:h>
      <text:p text:style-name="P1">According to Roy Want on his article Near Field Communication, Near Field Communication or simply NFC is the technology which will make ubiquitous computing a reality <text:bibliography-mark text:identifier="NFC" text:bibliography-type="journal" text:author="Roy Want" text:editor="Roy Want" text:month="September" text:organizations="Google" text:pages="4-7" text:publisher="IEEE CS" text:title="Near Field Communication" text:year="2011" text:isbn="536-1268/11/$26.00">[1]</text:bibliography-mark>. <text:span text:style-name="T1">To first know why, we must first understand what does it mean for computing to be ubiquitous. To make things simple, ubiquitous technology is also referred to as the Internet of Things that we talked about so much these days, linking the virtual and physical world together. As we would like to associate physical objects with their virtual counterparts, this meant that some form of reading device to read some properties from a real world object is needed. It also meant that the need to put more information onto an object such as their price, product name and identification number into a form such that the reading device is able to read. The NFC technology uses an active reader to initiate reading from a passive tag </text:span><text:span text:style-name="T1"><text:bibliography-mark text:identifier="NFC Forum" text:bibliography-type="www" text:organizations="NFC Forum" text:title="About the Technology" text:url="https://nfc-forum.org/what-is-nfc/about-the-technology/">[2]</text:bibliography-mark></text:span><text:span text:style-name="T1">. It is also possible to allow peer-to-peer (p2p) communication by emulating passive tags to transmit information, essentially a communication between 2 active readers, and is now one of the core technology behind cashless payment </text:span><text:span text:style-name="T1"><text:bibliography-mark text:identifier="Shopping with NFC" text:bibliography-type="conference" text:author="Emir Husni, Sugeng Purwantoro E.S.G.S" text:booktitle="2012 International Conference on System Engineering and Technology" text:month="September" text:publisher="IEEE" text:school="School of Electrical Engineering and Informatics, Institut Teknologi Bandung." text:title="Shopping Application System With Near Field Communication (NFC) Based on Android" text:year="2012" text:isbn="978-1-4673-2376-5/12/$31.00">[3]</text:bibliography-mark></text:span><text:span text:style-name="T1">. </text:span></text:p>
      <text:h text:style-name="P6" text:outline-level="2">Existing Solutions</text:h>
      <text:p text:style-name="P1"><text:span text:style-name="T1">However, NFC is not the first enabling technology for ubiquitous computing, as pointed out by Roy that 2 other technologies had already been tested extensively to allow for ubiquitous computing. They are namely the Optical tags (QR codes or bar codes) as well as Radio Frequency Identification (RFID) </text:span><text:span text:style-name="T1"><text:bibliography-mark text:identifier="NFC" text:bibliography-type="journal" text:author="Roy Want" text:editor="Roy Want" text:month="September" text:organizations="Google" text:pages="4-7" text:publisher="IEEE CS" text:title="Near Field Communication" text:year="2011" text:isbn="536-1268/11/$26.00">[1]</text:bibliography-mark></text:span><text:span text:style-name="T1">. In the same way as described above, both of these solutions utilize a reader to obtain information from the object by an embedded token or tag. QR codes or bar codes can be printed easily with minimal cost. Bar code scanners may be wide spread but to encode more information on it would increase it’s length exponentially, making it infeasible. While QR codes may encode a more information on it, the requirement to read from it is also much greater in comparison to bar codes. The reading from a QR code is subjected to multiple factors such as ambient lightning, camera orientation as well the resolution of the camera. These printed codes will also have to be planted at somewhere visible, reducing the appeal of the object which could make it unattractive. RFID tags however can be planted somewhere that is hidden, and can also encode more data on it. RFID tags are also immune to ambient effects as experience by QR codes. The caveat is that the tags cost about 10 cents to $1 per tag </text:span><text:span text:style-name="T1"><text:bibliography-mark text:identifier="NFC" text:bibliography-type="journal" text:author="Roy Want" text:editor="Roy Want" text:month="September" text:organizations="Google" text:pages="4-7" text:publisher="IEEE CS" text:title="Near Field Communication" text:year="2011" text:isbn="536-1268/11/$26.00">[1]</text:bibliography-mark></text:span><text:span text:style-name="T1">, and when a business such as a logistic business has a large amount of objects to keep track of, it adds up to a lot of money. Ultimately, RFID tags did not quite take off into market due to the fact that most smartphones has no built-in RFID reader which the everyday users could make use of. </text:span></text:p>
      <text:h text:style-name="P7" text:outline-level="2">NFC Supremacy</text:h>
      <text:p text:style-name="P3">The NFC forum was created in 2004 to bring together existing mobile RFID standards together which would in turn enable the creation of more innovative applications. Today, <text:span text:style-name="T2">NFC market penetration has reached </text:span>64% of <text:span text:style-name="T2">all </text:span>mobile phones shipped according to a forecast <text:bibliography-mark text:identifier="NFC Market Penetration" text:bibliography-type="www" text:author="Don Tait" text:month="2" text:organizations="IHS Markit" text:publisher="technology.ihs.com" text:title="NFC-Enabled Cellphone Shipments to Soar Fourfold in Next Five Years" text:year="2014" text:url="https://technology.ihs.com/490062/nfc-enabled-cellphone-shipments-to-soar-fourfold-in-next-five-years">[1]</text:bibliography-mark>. <text:span text:style-name="T2">This meant that the problems that plague the RFID solution due to the lack of a user accessible reader is no longer an issue for this technology. As the NFC tag can also be invisible to the user as well as its immunity towards most </text:span><text:soft-page-break/><text:span text:style-name="T2">ambient effects, it is clear that NFC is superior to RFID in terms of practicability. We turn our eyes to usability and efficiency in regards to NFC versus QR code or bar codes. From a survey conducted by Adam Landman and associates, it has been shown that the NFC based medical administration system has similar performance compared to the previous bar code ones in a simulated environment </text:span><text:span text:style-name="T2"><text:bibliography-mark text:identifier="Efficiency and Usability of NFC on medical administration" text:bibliography-type="www" text:author="Adam Landman MD, MS, MIS, MHS, Pamela M Neri, MS,  Alexandra Robertson,  Dustin McEvoy, Michael Dinsmore,  Micheal Sweet,  Anne Bane, MSN, RN, Sukhjit S Takhar, MD,  Stephen Miles, MS, MBA. " text:editor="Gunther Eysenbach" text:month="June" text:publisher="JMIR Mhealth Uhealth" text:title="Efficiency and Usability of a Near Field Communication-Enabled Tablet for Medication Administration" text:year="2014" text:url="https://www.ncbi.nlm.nih.gov/pmc/articles/PMC4114445/" text:isbn="10.2196/mhealth.3215">[2]</text:bibliography-mark></text:span><text:span text:style-name="T2">. In fact, 19 out of 20 participants (95%) in the simulated environment has agreed or strongly agreed to the user friendliness of the system. This meant that NFC is a viable alternative to the already existing Bar code identification system. The difference here is that the NFC system relies only on a tablet to obtain the information on the patients while the bar code system uses a workstation on wheels (WOW). In many different scenarios such as physical shopping, museum visits or even cashless payment, it is impractical to have a WOW for all of these scenarios. Karpischek and associates have developed a Mobile Sales Assistant system which could help store assistant to provide information instantly at the point of sales (POS) </text:span><text:span text:style-name="T2"><text:bibliography-mark text:identifier="Mobile Sales Assistant" text:bibliography-type="conference" text:author="Stephan Karpischek, Florian Michahelles, Florian Resatsch, Elgar Fleisch" text:month="11" text:pages="20-23" text:publisher="IEEE" text:school="Information Management, D-MTEC ETH Zurich" text:title="2009 First Internation Workshop on Near Field Communication" text:year="2009" text:isbn="978-0-7695-3577-7/09">[3]</text:bibliography-mark></text:span><text:span text:style-name="T2">. In fact, even the customers themselves may obtain the product information directly with their smart phones without the need of a store assistant. In this scenario it would be impractical for a customer to carry along a WOW with them when they go shopping.</text:span></text:p>
      <text:h text:style-name="P10" text:outline-level="1"/>
      <text:p text:style-name="P4"/>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8">1: Roy Want, Near Field Communication, 2011</text:p>
          <text:p text:style-name="P8">2: , About the Technology, , https://nfc-forum.org/what-is-nfc/about-the-technology/</text:p>
          <text:p text:style-name="P8">3: Emir Husni, Sugeng Purwantoro E.S.G.S, Shopping Application System With Near Field Communication (NFC) Based on Android, 2012</text:p>
          <text:p text:style-name="P8">1: Don Tait, NFC-Enabled Cellphone Shipments to Soar Fourfold in Next Five Years, 2014, https://technology.ihs.com/490062/nfc-enabled-cellphone-shipments-to-soar-fourfold-in-next-five-years</text:p>
          <text:p text:style-name="P8">2: Adam Landman MD, MS, MIS, MHS, Pamela M Neri, MS, <text:s/>Alexandra Robertson, <text:s/>Dustin McEvoy, Michael Dinsmore, <text:s/>Micheal Sweet, <text:s/>Anne Bane, MSN, RN, Sukhjit S Takhar, MD, <text:s/>Stephen Miles, MS, MBA. , Efficiency and Usability of a Near Field Communication-Enabled Tablet for Medication Administration, 2014, https://www.ncbi.nlm.nih.gov/pmc/articles/PMC4114445/</text:p>
          <text:p text:style-name="P8">3: Stephan Karpischek, Florian Michahelles, Florian Resatsch, Elgar Fleisch, 2009 First Internation Workshop on Near Field Communication, 2009</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5:37:04.271554660</meta:creation-date>
    <dc:date>2018-11-30T14:36:19.730556498</dc:date>
    <meta:editing-duration>PT22M19S</meta:editing-duration>
    <meta:editing-cycles>6</meta:editing-cycles>
    <meta:generator>LibreOffice/6.0.6.2$Linux_X86_64 LibreOffice_project/00m0$Build-2</meta:generator>
    <meta:document-statistic meta:table-count="0" meta:image-count="0" meta:object-count="0" meta:page-count="2" meta:paragraph-count="14" meta:word-count="915" meta:character-count="5633" meta:non-whitespace-character-count="4725"/>
  </office:meta>
</office:document-meta>
</file>